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78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5968096" text:id="ct1759680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76002236161437882" text:style-name="L1">
        <text:list-item>
          <text:p text:style-name="P24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64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 אַל-תָּבֹא; <text:s text:c="3"/>וְאַל-תְּאַשֵּׁר, בְּדֶרֶךְ רָעִי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3"/>שְׂטֵה מֵעָלָיו וַעֲבֹר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6</text:p>
            <text:p text:style-name="P15">טז <text:s/>כִּי לֹא יִשְׁנוּ, אִם-לֹא יָרֵעוּ; <text:s text:c="3"/>וְנִגְזְלָה <text:soft-page-break/>שְׁנָתָם, אִם-לֹא יכשולו (יַכְשִׁילוּ)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</table:table-cell>
        </table:table-row>
        <table:table-row table:style-name="表29.78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oft-page-break/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175968096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ext:soft-page-break/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2729747807753175894" text:style-name="L2">
        <text:list-item>
          <text:p text:style-name="P30">time label ==&gt; paste</text:p>
        </text:list-item>
        <text:list-item>
          <text:p text:style-name="P30"><text:soft-page-break/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04T13:09:57.35</dc:date>
    <dc:creator>iwabuchi ken</dc:creator>
    <meta:editing-duration>P5DT17H5M48S</meta:editing-duration>
    <meta:editing-cycles>342</meta:editing-cycles>
    <meta:generator>OpenOffice/4.1.3$Win32 OpenOffice.org_project/413m1$Build-9783</meta:generator>
    <meta:document-statistic meta:table-count="9" meta:image-count="0" meta:object-count="0" meta:page-count="16" meta:paragraph-count="366" meta:word-count="2039" meta:character-count="10008"/>
  </office:meta>
</office:document-meta>
</file>